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Menlo1" svg:font-family="Menlo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nlo" svg:font-family="Menlo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Rubrik_20_och_20_innehåll-notes">
      <style:graphic-properties draw:fill-color="#ffffff" fo:min-height="13.364cm"/>
    </style:style>
    <style:style style:name="pr7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27cm" fo:margin-right="0cm" fo:margin-top="0.353cm" fo:margin-bottom="0cm" fo:line-height="90%" fo:text-align="start" fo:text-indent="-1.27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60pt" style:font-style-asian="normal" style:font-weight-asian="normal" style:font-name-complex="Arial Unicode MS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0" style:family="text">
      <style:text-properties fo:font-variant="normal" fo:text-transform="none" fo:color="#6a8759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1" style:family="text">
      <style:text-properties fo:font-variant="normal" fo:text-transform="none" fo:color="#a9b7c6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" style:family="text">
      <style:text-properties fo:font-variant="normal" fo:text-transform="none" fo:color="#6897bb" style:text-line-through-style="none" style:text-line-through-type="none" style:text-position="0% 100%" style:font-name="Menlo1" fo:font-size="12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2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3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4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5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6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7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8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9" text:bullet-char="●">
        <style:list-level-properties text:min-label-width="1.27cm"/>
        <style:text-properties fo:font-family="Star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Date Placeholder 3" draw:style-name="gr1" draw:text-style-name="P2" draw:layer="layout" svg:width="7.619cm" svg:height="1.013cm" svg:x="2.328cm" svg:y="17.657cm">
          <draw:text-box>
            <text:p text:style-name="P1"><text:span text:style-name="T1"><text:date style:data-style-name="D1" text:date-value="2016-10-07">10/7/16</text:date></text:span></text:p>
          </draw:text-box>
        </draw:frame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3"><text:span text:style-name="T2">Redovisning 1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4"><text:span text:style-name="T3">2016-10-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upp nr: NR" draw:style-name="dp3" draw:master-page-name="Rubrik_20_och_20_innehåll" presentation:presentation-page-layout-name="AL2T11">
        <draw:frame draw:name="Rubrik 3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Grupp nr: 2</text:span></text:p>
          </draw:text-box>
        </draw:frame>
        <draw:frame draw:name="Platshållare för innehåll 4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5">Namn och e-post till </text:span><text:span text:style-name="T5">samtliga </text:span><text:span text:style-name="T5">gruppmedlemmar</text:span></text:p>
              </text:list-item>
              <text:list-item>
                <text:p text:style-name="P8"><text:span text:style-name="T5">Nina Hedman</text:span></text:p>
              </text:list-item>
              <text:list-item>
                <text:p text:style-name="P8"><text:span text:style-name="T5">Victor Sago</text:span></text:p>
              </text:list-item>
              <text:list-item>
                <text:p text:style-name="P8"><text:span text:style-name="T5">Pontus Sandliden</text:span></text:p>
              </text:list-item>
              <text:list-item>
                <text:p text:style-name="P8"><text:span text:style-name="T5">Annika Svedin</text:span></text:p>
              </text:list-item>
              <text:list-item>
                <text:p text:style-name="P8"><text:span text:style-name="T5">Felix Törnqvist, </text:span><text:span text:style-name="T5">felix.trnqvist@gmail.com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Versionshanteringsystem" draw:style-name="dp1" draw:master-page-name="Master1-Layout7-blank-Blank" presentation:presentation-page-layout-name="AL3T13">
        <draw:frame draw:name="Rubrik 1" presentation:style-name="pr7" draw:text-style-name="P2" draw:layer="layout" svg:width="29.209cm" svg:height="3.681cm" svg:x="2.328cm" svg:y="1.014cm" presentation:class="title">
          <draw:text-box>
            <text:p text:style-name="P11"><text:span text:style-name="T6">Versionshanteringsystem</text:span></text:p>
          </draw:text-box>
        </draw:frame>
        <draw:frame draw:name="Platshållare för innehåll 2" presentation:style-name="pr8" draw:text-style-name="P2" draw:layer="layout" svg:width="29.209cm" svg:height="12.086cm" svg:x="2.328cm" svg:y="5.071cm" presentation:class="outline">
          <draw:text-box>
            <text:list text:style-name="L3">
              <text:list-item>
                <text:p text:style-name="P12"><text:span text:style-name="T7">Git</text:span></text:p>
              </text:list-item>
              <text:list-item>
                <text:p text:style-name="P12"><text:span text:style-name="T7">GitHub</text:span></text:p>
              </text:list-item>
              <text:list-item>
                <text:p text:style-name="P12"><text:span text:style-name="T7">So far so good</text:span></text:p>
              </text:list-item>
            </text:list>
          </draw:text-box>
        </draw:frame>
        <presentation:notes draw:style-name="dp4">
          <draw:frame draw:name="Slide Number Placeholder 6" draw:style-name="gr3" draw:text-style-name="P2" draw:layer="layout" svg:width="9.113cm" svg:height="1.484cm" svg:x="11.886cm" svg:y="28.215cm">
            <draw:text-box>
              <text:p text:style-name="P13"><text:span text:style-name="T8"><text:page-number>&lt;nummer&gt;</text:page-number></text:span></text:p>
            </draw:text-box>
          </draw:frame>
          <draw:page-thumbnail draw:name="Slide Image Placeholder 1" draw:style-name="gr2" draw:layer="layout" svg:width="14.848cm" svg:height="11.136cm" svg:x="3.075cm" svg:y="2.257cm" draw:page-number="3" presentation:class="page"/>
          <draw:frame draw:name="Notes Placeholder 2"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yggscript" draw:style-name="dp1" draw:master-page-name="Master2-Layout7-blank-Blank" presentation:presentation-page-layout-name="AL3T13">
        <draw:frame draw:name="Rubrik 3" presentation:style-name="pr10" draw:text-style-name="P2" draw:layer="layout" svg:width="29.209cm" svg:height="3.681cm" svg:x="2.328cm" svg:y="1.014cm" presentation:class="title">
          <draw:text-box>
            <text:p text:style-name="P11"><text:span text:style-name="T6">Byggscript</text:span></text:p>
          </draw:text-box>
        </draw:frame>
        <draw:frame draw:name="Platshållare för innehåll 4" presentation:style-name="pr11" draw:text-style-name="P2" draw:layer="layout" svg:width="14.392cm" svg:height="12.086cm" svg:x="2.328cm" svg:y="5.071cm" presentation:class="outline">
          <draw:text-box>
            <text:list text:style-name="L3">
              <text:list-item>
                <text:p text:style-name="P12"><text:span text:style-name="T7">Gradle</text:span></text:p>
              </text:list-item>
              <text:list-item>
                <text:p text:style-name="P12"><text:span text:style-name="T7">Fungerar det bra?</text:span></text:p>
              </text:list-item>
            </text:list>
            <text:list text:style-name="L4">
              <text:list-item>
                <text:p text:style-name="P12"><text:span text:style-name="T7"/></text:p>
              </text:list-item>
            </text:list>
          </draw:text-box>
        </draw:frame>
        <draw:frame draw:name="Platshållare för innehåll 5" presentation:style-name="pr11" draw:text-style-name="P2" draw:layer="layout" svg:width="14.392cm" svg:height="12.086cm" svg:x="15.045cm" svg:y="5.071cm" presentation:class="outline">
          <draw:text-box>
            <text:list text:style-name="L4">
              <text:list-item>
                <text:p text:style-name="P15"><text:span text:style-name="T9">group </text:span><text:span text:style-name="T10">'project'</text:span><text:span text:style-name="T10"><text:line-break/></text:span><text:span text:style-name="T11">version </text:span><text:span text:style-name="T10">'1.0-SNAPSHOT'</text:span><text:span text:style-name="T10"><text:line-break/></text:span><text:span text:style-name="T10"><text:line-break/></text:span><text:span text:style-name="T11">apply </text:span><text:span text:style-name="T10">plugin</text:span><text:span text:style-name="T11">: </text:span><text:span text:style-name="T10">'java'</text:span><text:span text:style-name="T10"><text:line-break/></text:span><text:span text:style-name="T10"><text:line-break/></text:span><text:span text:style-name="T11">sourceCompatibility = </text:span><text:span text:style-name="T12">1.5</text:span><text:span text:style-name="T12"><text:line-break/></text:span><text:span text:style-name="T12"><text:line-break/></text:span><text:span text:style-name="T11">repositories {</text:span><text:span text:style-name="T11"><text:line-break/></text:span><text:span text:style-name="T11"> <text:s text:c="3"/>mavenCentral()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dependencies {</text:span><text:span text:style-name="T11"><text:line-break/></text:span><text:span text:style-name="T11"> <text:s text:c="3"/>testCompile </text:span><text:span text:style-name="T10">group</text:span><text:span text:style-name="T11">: </text:span><text:span text:style-name="T10">'junit'</text:span><text:span text:style-name="T11">, </text:span><text:span text:style-name="T10">name</text:span><text:span text:style-name="T11">: </text:span><text:span text:style-name="T10">'junit'</text:span><text:span text:style-name="T11">, </text:span><text:span text:style-name="T10">version</text:span><text:span text:style-name="T11">: </text:span><text:span text:style-name="T10">'4.11'</text:span><text:span text:style-name="T10"><text:line-break/></text:span><text:span text:style-name="T11">}</text:span></text:p>
              </text:list-item>
            </text:list>
          </draw:text-box>
        </draw:frame>
        <presentation:notes draw:style-name="dp4">
          <draw:frame draw:name="Slide Number Placeholder 6" draw:style-name="gr3" draw:text-style-name="P2" draw:layer="layout" svg:width="9.113cm" svg:height="1.484cm" svg:x="11.886cm" svg:y="28.215cm">
            <draw:text-box>
              <text:p text:style-name="P13"><text:span text:style-name="T8"><text:page-number>&lt;nummer&gt;</text:page-number></text:span></text:p>
            </draw:text-box>
          </draw:frame>
          <draw:page-thumbnail draw:name="Slide Image Placeholder 1" draw:style-name="gr2" draw:layer="layout" svg:width="14.848cm" svg:height="11.136cm" svg:x="3.075cm" svg:y="2.257cm" draw:page-number="4" presentation:class="page"/>
          <draw:frame draw:name="Notes Placeholder 2"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1" draw:master-page-name="Master1-Layout7-blank-Blank" presentation:presentation-page-layout-name="AL3T13">
        <draw:frame draw:name="Rubrik 1" presentation:style-name="pr7" draw:text-style-name="P2" draw:layer="layout" svg:width="29.209cm" svg:height="3.681cm" svg:x="2.328cm" svg:y="1.014cm" presentation:class="title">
          <draw:text-box>
            <text:p text:style-name="P11"><text:span text:style-name="T6">Planering</text:span></text:p>
          </draw:text-box>
        </draw:frame>
        <draw:frame draw:name="Platshållare för innehåll 2" presentation:style-name="pr8" draw:text-style-name="P2" draw:layer="layout" svg:width="29.209cm" svg:height="12.086cm" svg:x="2.328cm" svg:y="5.071cm" presentation:class="outline">
          <draw:text-box>
            <text:list text:style-name="L4">
              <text:list-item>
                <text:p text:style-name="P12"><text:span text:style-name="T7">Till nästa gång planerar vi att:</text:span></text:p>
              </text:list-item>
            </text:list>
            <text:list text:style-name="L5">
              <text:list-item>
                <text:p text:style-name="P16"><text:span text:style-name="T7">Bestämma hur kommandotolken skall fungera i stora drag och vilka kommandon vi vill implementera</text:span></text:p>
              </text:list-item>
              <text:list-item>
                <text:p text:style-name="P16"><text:span text:style-name="T7"/></text:p>
              </text:list-item>
            </text:list>
            <text:list text:style-name="L3">
              <text:list-item>
                <text:p text:style-name="P12"><text:span text:style-name="T7"/></text:p>
              </text:list-item>
            </text:list>
          </draw:text-box>
        </draw:frame>
        <presentation:notes draw:style-name="dp4">
          <draw:frame draw:name="Slide Number Placeholder 6" draw:style-name="gr3" draw:text-style-name="P2" draw:layer="layout" svg:width="9.113cm" svg:height="1.484cm" svg:x="11.886cm" svg:y="28.215cm">
            <draw:text-box>
              <text:p text:style-name="P13"><text:span text:style-name="T8"><text:page-number>&lt;numm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5" presentation:class="page"/>
          <draw:frame draw:name="Notes Placeholder 2"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Menlo1" svg:font-family="Menlo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nlo" svg:font-family="Menlo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Rubrik-och-innehåll-background" style:family="presentation">
      <style:graphic-properties draw:stroke="none" draw:fill="solid" draw:fill-color="#ffffff"/>
      <style:text-properties style:letter-kerning="true"/>
    </style:style>
    <style:style style:name="Master1-Rubrik-och-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ubrik-och-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ubrik-och-innehåll-outline1" style:family="presentation">
      <style:graphic-properties draw:stroke="none" draw:fill="none" draw:auto-grow-height="false" draw:fit-to-size="shrink-to-fit">
        <text:list-style style:name="Master1-Rubrik-och-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ubrik-och-innehåll-outline2" style:family="presentation" style:parent-style-name="Master1-Rubrik-och-innehåll-outline1">
      <style:paragraph-properties fo:margin-top="0.4cm" fo:margin-bottom="0cm"/>
      <style:text-properties fo:font-size="28pt" style:font-size-asian="28pt" style:font-size-complex="28pt"/>
    </style:style>
    <style:style style:name="Master1-Rubrik-och-innehåll-outline3" style:family="presentation" style:parent-style-name="Master1-Rubrik-och-innehåll-outline2">
      <style:paragraph-properties fo:margin-top="0.3cm" fo:margin-bottom="0cm"/>
      <style:text-properties fo:font-size="24pt" style:font-size-asian="24pt" style:font-size-complex="24pt"/>
    </style:style>
    <style:style style:name="Master1-Rubrik-och-innehåll-outline4" style:family="presentation" style:parent-style-name="Master1-Rubrik-och-innehåll-outline3">
      <style:paragraph-properties fo:margin-top="0.2cm" fo:margin-bottom="0cm"/>
      <style:text-properties fo:font-size="20pt" style:font-size-asian="20pt" style:font-size-complex="20pt"/>
    </style:style>
    <style:style style:name="Master1-Rubrik-och-innehåll-outline5" style:family="presentation" style:parent-style-name="Master1-Rubrik-och-innehåll-outline4">
      <style:paragraph-properties fo:margin-top="0.1cm" fo:margin-bottom="0cm"/>
      <style:text-properties fo:font-size="20pt" style:font-size-asian="20pt" style:font-size-complex="20pt"/>
    </style:style>
    <style:style style:name="Master1-Rubrik-och-innehåll-outline6" style:family="presentation" style:parent-style-name="Master1-Rubrik-och-innehåll-outline5">
      <style:paragraph-properties fo:margin-top="0.1cm" fo:margin-bottom="0cm"/>
      <style:text-properties fo:font-size="20pt" style:font-size-asian="20pt" style:font-size-complex="20pt"/>
    </style:style>
    <style:style style:name="Master1-Rubrik-och-innehåll-outline7" style:family="presentation" style:parent-style-name="Master1-Rubrik-och-innehåll-outline6">
      <style:paragraph-properties fo:margin-top="0.1cm" fo:margin-bottom="0cm"/>
      <style:text-properties fo:font-size="20pt" style:font-size-asian="20pt" style:font-size-complex="20pt"/>
    </style:style>
    <style:style style:name="Master1-Rubrik-och-innehåll-outline8" style:family="presentation" style:parent-style-name="Master1-Rubrik-och-innehåll-outline7">
      <style:paragraph-properties fo:margin-top="0.1cm" fo:margin-bottom="0cm"/>
      <style:text-properties fo:font-size="20pt" style:font-size-asian="20pt" style:font-size-complex="20pt"/>
    </style:style>
    <style:style style:name="Master1-Rubrik-och-innehåll-outline9" style:family="presentation" style:parent-style-name="Master1-Rubrik-och-innehåll-outline8">
      <style:paragraph-properties fo:margin-top="0.1cm" fo:margin-bottom="0cm"/>
      <style:text-properties fo:font-size="20pt" style:font-size-asian="20pt" style:font-size-complex="20pt"/>
    </style:style>
    <style:style style:name="Master1-Rubrik-och-innehåll-subtitle" style:family="presentation">
      <style:graphic-properties draw:stroke="none" draw:fill="none" draw:textarea-vertical-align="middle">
        <text:list-style style:name="Master1-Rubrik-och-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ubrik-och-innehåll-title" style:family="presentation">
      <style:graphic-properties draw:stroke="none" draw:fill="none" draw:textarea-vertical-align="middle">
        <text:list-style style:name="Master1-Rubrik-och-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vå-innehållsdelar-background" style:family="presentation">
      <style:graphic-properties draw:stroke="none" draw:fill="solid" draw:fill-color="#ffffff"/>
      <style:text-properties style:letter-kerning="true"/>
    </style:style>
    <style:style style:name="Master2-Två-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vå-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vå-innehållsdelar-outline1" style:family="presentation">
      <style:graphic-properties draw:stroke="none" draw:fill="none" draw:auto-grow-height="false" draw:fit-to-size="shrink-to-fit">
        <text:list-style style:name="Master2-Två-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vå-innehållsdelar-outline2" style:family="presentation" style:parent-style-name="Master2-Två-innehållsdelar-outline1">
      <style:paragraph-properties fo:margin-top="0.4cm" fo:margin-bottom="0cm"/>
      <style:text-properties fo:font-size="28pt" style:font-size-asian="28pt" style:font-size-complex="28pt"/>
    </style:style>
    <style:style style:name="Master2-Två-innehållsdelar-outline3" style:family="presentation" style:parent-style-name="Master2-Två-innehållsdelar-outline2">
      <style:paragraph-properties fo:margin-top="0.3cm" fo:margin-bottom="0cm"/>
      <style:text-properties fo:font-size="24pt" style:font-size-asian="24pt" style:font-size-complex="24pt"/>
    </style:style>
    <style:style style:name="Master2-Två-innehållsdelar-outline4" style:family="presentation" style:parent-style-name="Master2-Två-innehållsdelar-outline3">
      <style:paragraph-properties fo:margin-top="0.2cm" fo:margin-bottom="0cm"/>
      <style:text-properties fo:font-size="20pt" style:font-size-asian="20pt" style:font-size-complex="20pt"/>
    </style:style>
    <style:style style:name="Master2-Två-innehållsdelar-outline5" style:family="presentation" style:parent-style-name="Master2-Två-innehållsdelar-outline4">
      <style:paragraph-properties fo:margin-top="0.1cm" fo:margin-bottom="0cm"/>
      <style:text-properties fo:font-size="20pt" style:font-size-asian="20pt" style:font-size-complex="20pt"/>
    </style:style>
    <style:style style:name="Master2-Två-innehållsdelar-outline6" style:family="presentation" style:parent-style-name="Master2-Två-innehållsdelar-outline5">
      <style:paragraph-properties fo:margin-top="0.1cm" fo:margin-bottom="0cm"/>
      <style:text-properties fo:font-size="20pt" style:font-size-asian="20pt" style:font-size-complex="20pt"/>
    </style:style>
    <style:style style:name="Master2-Två-innehållsdelar-outline7" style:family="presentation" style:parent-style-name="Master2-Två-innehållsdelar-outline6">
      <style:paragraph-properties fo:margin-top="0.1cm" fo:margin-bottom="0cm"/>
      <style:text-properties fo:font-size="20pt" style:font-size-asian="20pt" style:font-size-complex="20pt"/>
    </style:style>
    <style:style style:name="Master2-Två-innehållsdelar-outline8" style:family="presentation" style:parent-style-name="Master2-Två-innehållsdelar-outline7">
      <style:paragraph-properties fo:margin-top="0.1cm" fo:margin-bottom="0cm"/>
      <style:text-properties fo:font-size="20pt" style:font-size-asian="20pt" style:font-size-complex="20pt"/>
    </style:style>
    <style:style style:name="Master2-Två-innehållsdelar-outline9" style:family="presentation" style:parent-style-name="Master2-Två-innehållsdelar-outline8">
      <style:paragraph-properties fo:margin-top="0.1cm" fo:margin-bottom="0cm"/>
      <style:text-properties fo:font-size="20pt" style:font-size-asian="20pt" style:font-size-complex="20pt"/>
    </style:style>
    <style:style style:name="Master2-Två-innehållsdelar-subtitle" style:family="presentation">
      <style:graphic-properties draw:stroke="none" draw:fill="none" draw:textarea-vertical-align="middle">
        <text:list-style style:name="Master2-Två-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vå-innehållsdelar-title" style:family="presentation">
      <style:graphic-properties draw:stroke="none" draw:fill="none" draw:textarea-vertical-align="middle">
        <text:list-style style:name="Master2-Två-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Rubrik-och-innehål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Rubrik-och-innehål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Rubrik-och-innehål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Rubrik-och-innehål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Rubrik-och-innehål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Rubrik-och-innehål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Två-innehållsdelar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Två-innehållsdela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Två-innehållsdela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Två-innehållsdela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Två-innehållsdela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Två-innehållsdela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6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7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8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149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line-height="9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60pt" style:font-style-asian="normal" style:font-weight-asian="normal" style:font-name-complex="Arial Unicode MS" style:font-size-complex="6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–">
        <style:list-level-properties/>
        <style:text-properties fo:font-family="StarSymbol" style:use-window-font-color="true" fo:font-size="75%"/>
      </text:list-level-style-bullet>
      <text:list-level-style-bullet text:level="6" text:bullet-char="–">
        <style:list-level-properties/>
        <style:text-properties fo:font-family="StarSymbol" style:use-window-font-color="true" fo:font-size="75%"/>
      </text:list-level-style-bullet>
      <text:list-level-style-bullet text:level="7" text:bullet-char="–">
        <style:list-level-properties/>
        <style:text-properties fo:font-family="StarSymbol" style:use-window-font-color="true" fo:font-size="75%"/>
      </text:list-level-style-bullet>
      <text:list-level-style-bullet text:level="8" text:bullet-char="–">
        <style:list-level-properties/>
        <style:text-properties fo:font-family="StarSymbol" style:use-window-font-color="true" fo:font-size="75%"/>
      </text:list-level-style-bullet>
      <text:list-level-style-bullet text:level="9" text:bullet-char="–">
        <style:list-level-properties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Rubrik-och-innehåll" style:page-layout-name="PM1" draw:style-name="Mdp1">
      <draw:frame draw:name="Rubrik 1" presentation:style-name="Mpr1" draw:text-style-name="MP4" draw:layer="backgroundobjects" svg:width="29.209cm" svg:height="3.681cm" svg:x="2.328cm" svg:y="1.014cm" presentation:class="title">
        <draw:text-box>
          <text:p text:style-name="MP3"><text:span text:style-name="MT2">Klicka här för att ändra format</text:span></text:p>
        </draw:text-box>
      </draw:frame>
      <draw:frame draw:name="Platshållare för innehåll 2" presentation:style-name="Mpr2" draw:text-style-name="MP4" draw:layer="backgroundobjects" svg:width="29.209cm" svg:height="12.086cm" svg:x="2.328cm" svg:y="5.071cm" presentation:class="outlin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Klicka här för att ändra format på bakgrundstexten</text:span></text:p>
                                      <text:list>
                                        <text:list-item>
                                          <text:p text:style-name="MP6"><text:span text:style-name="MT3">Nivå två</text:span></text:p>
                                          <text:list>
                                            <text:list-item>
                                              <text:p text:style-name="MP6"><text:span text:style-name="MT3">Nivå tre</text:span></text:p>
                                              <text:list>
                                                <text:list-item>
                                                  <text:p text:style-name="MP5"><text:span text:style-name="MT3">Nivå fyra</text:span></text:p>
                                                </text:list-item>
                                                <text:list-item>
                                                  <text:p text:style-name="MP5"><text:span text:style-name="MT3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Platshållare för sidfot 4" presentation:style-name="Mpr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Platshållare för bildnummer 5" presentation:style-name="Mpr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Rubrik-och-innehåll-title" draw:layer="backgroundobjects" svg:width="14.848cm" svg:height="11.136cm" svg:x="3.075cm" svg:y="2.257cm" presentation:class="page"/>
        <draw:frame draw:name="Notes Placeholder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9"><text:span text:style-name="MT6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0"><text:span text:style-name="MT7">Click to edit Master subtitle style</text:span></text:p>
        </draw:text-box>
      </draw:frame>
      <draw:frame draw:name="Date Placeholder 3" presentation:style-name="Mpr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14" draw:text-style-name="MP4" draw:layer="backgroundobjects" svg:width="29.209cm" svg:height="12.086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1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6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2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5" presentation:style-name="Mpr2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5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7" presentation:style-name="Mpr3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Date Placeholder 2" presentation:style-name="Mpr3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3" presentation:style-name="Mpr3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2" presentation:style-name="Mpr4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4">
            <text:list-item>
              <text:p text:style-name="MP5"><text:span text:style-name="MT13">Click to edit Master text styles</text:span><text:span text:style-name="MT13"><text:line-break/></text:span><text:span text:style-name="MT9">Second level</text:span><text:span text:style-name="MT9"><text:line-break/></text:span><text:span text:style-name="MT7">Third level</text:span><text:span text:style-name="MT7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5" presentation:style-name="Mpr5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5" presentation:style-name="Mpr5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62" draw:text-style-name="MP11" draw:layer="backgroundobjects" svg:width="29.209cm" svg:height="12.086cm" svg:x="2.328cm" svg:y="5.071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6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7.302cm" svg:height="16.144cm" svg:x="24.236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68" draw:text-style-name="MP11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6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Två-innehållsdelar" style:page-layout-name="PM1" draw:style-name="Mdp1">
      <draw:frame draw:name="Rubrik 1" presentation:style-name="Mpr73" draw:text-style-name="MP4" draw:layer="backgroundobjects" svg:width="29.209cm" svg:height="3.681cm" svg:x="2.328cm" svg:y="1.014cm" presentation:class="title">
        <draw:text-box>
          <text:p text:style-name="MP3"><text:span text:style-name="MT2">Klicka här för att ändra format</text:span></text:p>
        </draw:text-box>
      </draw:frame>
      <draw:frame draw:name="Platshållare för innehåll 2" presentation:style-name="Mpr74" draw:text-style-name="MP4" draw:layer="backgroundobjects" svg:width="14.392cm" svg:height="12.086cm" svg:x="2.328cm" svg:y="5.071cm" presentation:class="outlin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Klicka här för att ändra format på bakgrundstexten</text:span></text:p>
                                      <text:list>
                                        <text:list-item>
                                          <text:p text:style-name="MP6"><text:span text:style-name="MT3">Nivå två</text:span></text:p>
                                          <text:list>
                                            <text:list-item>
                                              <text:p text:style-name="MP6"><text:span text:style-name="MT3">Nivå tre</text:span></text:p>
                                              <text:list>
                                                <text:list-item>
                                                  <text:p text:style-name="MP5"><text:span text:style-name="MT3">Nivå fyra</text:span></text:p>
                                                </text:list-item>
                                                <text:list-item>
                                                  <text:p text:style-name="MP5"><text:span text:style-name="MT3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4" draw:text-style-name="MP4" draw:layer="backgroundobjects" svg:width="14.392cm" svg:height="12.086cm" svg:x="17.145cm" svg:y="5.071cm" presentation:class="outline">
        <draw:text-box>
          <text:list text:style-name="ML4">
            <text:list-item>
              <text:p text:style-name="MP5"><text:span text:style-name="MT3">Click to edit the outline text format</text:span></text:p>
            </text:list-item>
          </text:list>
          <text:list text:style-name="ML6">
            <text:list-item>
              <text:list>
                <text:list-item>
                  <text:p text:style-name="MP5"><text:span text:style-name="MT3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3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3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5"><text:span text:style-name="MT3">Seventh Outline LevelKlicka här för att ändra format på bakgrundstexten</text:span></text:p>
            </text:list-item>
          </text:list>
          <text:list text:style-name="ML6">
            <text:list-item>
              <text:list>
                <text:list-item>
                  <text:p text:style-name="MP5"><text:span text:style-name="MT3">Nivå två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3">Nivå tr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3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3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7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Platshållare för sidfot 5" presentation:style-name="Mpr7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Platshållare för bildnummer 6" presentation:style-name="Mpr7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Två-innehållsdelar-title" draw:layer="backgroundobjects" svg:width="14.848cm" svg:height="11.136cm" svg:x="3.075cm" svg:y="2.257cm" presentation:class="page"/>
        <draw:frame draw:name="Notes Placeholder 2" presentation:style-name="Mpr7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4" draw:layer="backgroundobjects" svg:width="25.4cm" svg:height="6.632cm" svg:x="4.233cm" svg:y="3.118cm" presentation:class="title">
        <draw:text-box>
          <text:p text:style-name="MP9"><text:span text:style-name="MT6">Click to edit Master title style</text:span></text:p>
        </draw:text-box>
      </draw:frame>
      <draw:frame draw:name="Subtitle 2" presentation:style-name="Mpr80" draw:text-style-name="MP4" draw:layer="backgroundobjects" svg:width="25.4cm" svg:height="4.599cm" svg:x="4.233cm" svg:y="10.006cm" presentation:class="subtitle">
        <draw:text-box>
          <text:p text:style-name="MP10"><text:span text:style-name="MT7">Click to edit Master subtitle style</text:span></text:p>
        </draw:text-box>
      </draw:frame>
      <draw:frame draw:name="Date Placeholder 3" presentation:style-name="Mpr8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8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86" draw:text-style-name="MP4" draw:layer="backgroundobjects" svg:width="14.392cm" svg:height="12.086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8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8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4" draw:layer="backgroundobjects" svg:width="29.21cm" svg:height="7.924cm" svg:x="2.311cm" svg:y="4.749cm" presentation:class="title">
        <draw:text-box>
          <text:p text:style-name="MP3"><text:span text:style-name="MT6">Click to edit Master title style</text:span></text:p>
        </draw:text-box>
      </draw:frame>
      <draw:frame draw:name="Text Placeholder 2" presentation:style-name="Mpr92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9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93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9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Content Placeholder 2" presentation:style-name="Mpr98" draw:text-style-name="MP4" draw:layer="backgroundobjects" svg:width="6.985cm" svg:height="12.087cm" svg:x="2.328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6.985cm" svg:height="12.087cm" svg:x="9.737cm" svg:y="5.071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5" presentation:style-name="Mpr9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9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0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4" draw:layer="backgroundobjects" svg:width="29.21cm" svg:height="3.682cm" svg:x="2.333cm" svg:y="1.014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104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4.327cm" svg:height="10.235cm" svg:x="2.333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4.398cm" svg:height="2.289cm" svg:x="17.145cm" svg:y="4.67cm" presentation:class="outline">
        <draw:text-box>
          <text:list text:style-name="ML5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4.398cm" svg:height="10.235cm" svg:x="17.145cm" svg:y="6.959cm" presentation:class="title">
        <draw:text-box>
          <text:list text:style-name="ML4">
            <text:list-item>
              <text:p text:style-name="MP5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9">Third level</text:span><text:span text:style-name="MT9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7" presentation:style-name="Mpr106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8" presentation:style-name="Mpr106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0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Date Placeholder 2" presentation:style-name="Mpr11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3" presentation:style-name="Mpr11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4" presentation:style-name="Mpr11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2" presentation:style-name="Mpr11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3" presentation:style-name="Mpr11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draw:frame presentation:style-name="Master2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2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20" draw:text-style-name="MP4" draw:layer="backgroundobjects" svg:width="17.145cm" svg:height="13.538cm" svg:x="14.398cm" svg:y="2.743cm" presentation:class="title">
        <draw:text-box>
          <text:list text:style-name="ML4">
            <text:list-item>
              <text:p text:style-name="MP5"><text:span text:style-name="MT13">Click to edit Master text styles</text:span><text:span text:style-name="MT13"><text:line-break/></text:span><text:span text:style-name="MT9">Second level</text:span><text:span text:style-name="MT9"><text:line-break/></text:span><text:span text:style-name="MT7">Third level</text:span><text:span text:style-name="MT7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5" presentation:style-name="Mpr122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122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127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128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5" presentation:style-name="Mpr12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6" presentation:style-name="Mpr129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3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4" draw:layer="backgroundobjects" svg:width="29.209cm" svg:height="3.681cm" svg:x="2.328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134" draw:text-style-name="MP11" draw:layer="backgroundobjects" svg:width="14.392cm" svg:height="12.086cm" svg:x="2.328cm" svg:y="5.071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13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35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1" draw:layer="backgroundobjects" svg:width="7.302cm" svg:height="16.144cm" svg:x="24.236cm" svg:y="1.014cm" presentation:class="title">
        <draw:text-box>
          <text:p text:style-name="MP3"><text:span text:style-name="MT8">Click to edit Master title style</text:span></text:p>
        </draw:text-box>
      </draw:frame>
      <draw:frame draw:name="Vertical Text Placeholder 2" presentation:style-name="Mpr140" draw:text-style-name="MP11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9">Click to edit Master text styles</text:span></text:p>
              <text:list>
                <text:list-item>
                  <text:p text:style-name="MP5"><text:span text:style-name="MT9">Second level</text:span></text:p>
                  <text:list>
                    <text:list-item>
                      <text:p text:style-name="MP5"><text:span text:style-name="MT9">Third level</text:span></text:p>
                      <text:list>
                        <text:list-item>
                          <text:p text:style-name="MP5"><text:span text:style-name="MT9">Fourth level</text:span></text:p>
                          <text:list>
                            <text:list-item>
                              <text:p text:style-name="MP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7.619cm" svg:height="1.013cm" svg:x="2.328cm" svg:y="17.657cm" presentation:class="date-time">
        <draw:text-box>
          <text:p text:style-name="MP7"><text:span text:style-name="MT4"><text:date style:data-style-name="D1" text:date-value="2016-10-07">10/7/16</text:date></text:span></text:p>
        </draw:text-box>
      </draw:frame>
      <draw:frame draw:name="Footer Placeholder 4" presentation:style-name="Mpr14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41" draw:text-style-name="MP4" draw:layer="backgroundobjects" svg:width="7.619cm" svg:height="1.013cm" svg:x="23.918cm" svg:y="17.657cm" presentation:class="page-number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Rubrik_20_och_20_innehåll" style:display-name="Rubrik och innehåll" style:page-layout-name="PM1" draw:style-name="Mdp1">
      <draw:frame draw:name="Rubrik 1" presentation:style-name="Mpr145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16">Klicka här för att ändra format</text:span></text:p>
        </draw:text-box>
      </draw:frame>
      <draw:frame draw:name="Platshållare för innehåll 2" presentation:style-name="Mpr146" draw:text-style-name="MP16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14"><text:span text:style-name="MT17">Klicka för att redigera dispositionstextens format</text:span></text:p>
              <text:list>
                <text:list-item>
                  <text:p text:style-name="MP14"><text:span text:style-name="MT17">Andra dispositionsnivån</text:span></text:p>
                  <text:list>
                    <text:list-item>
                      <text:p text:style-name="MP14"><text:span text:style-name="MT17">Tredje dispositionsnivån</text:span></text:p>
                      <text:list>
                        <text:list-item>
                          <text:p text:style-name="MP14"><text:span text:style-name="MT17">Fjärde dispositionsnivån</text:span></text:p>
                          <text:list>
                            <text:list-item>
                              <text:p text:style-name="MP14"><text:span text:style-name="MT17">Femte dispositionsnivån</text:span></text:p>
                              <text:list>
                                <text:list-item>
                                  <text:p text:style-name="MP14"><text:span text:style-name="MT17">Sjätte dispositionsnivån</text:span></text:p>
                                  <text:list>
                                    <text:list-item>
                                      <text:p><text:span text:style-name="MT17">Sjunde dispositionsnivånKlicka här för att ändra format på bakgrundstexten</text:span></text:p>
                                      <text:list>
                                        <text:list-item>
                                          <text:p><text:span text:style-name="MT18">Nivå två</text:span></text:p>
                                          <text:list>
                                            <text:list-item>
                                              <text:p><text:span text:style-name="MT19">Nivå tre</text:span></text:p>
                                              <text:list>
                                                <text:list-item>
                                                  <text:p text:style-name="MP15"><text:span text:style-name="MT20">Nivå fyra</text:span></text:p>
                                                </text:list-item>
                                                <text:list-item>
                                                  <text:p text:style-name="MP15"><text:span text:style-name="MT20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47" draw:text-style-name="MP18" draw:layer="backgroundobjects" svg:width="7.619cm" svg:height="1.013cm" svg:x="2.328cm" svg:y="17.657cm" presentation:class="date-time" presentation:user-transformed="true">
        <draw:text-box>
          <text:p text:style-name="MP17"><text:span text:style-name="MT21"><text:date style:data-style-name="D1" text:date-value="2016-10-07">2016-10-07</text:date></text:span></text:p>
        </draw:text-box>
      </draw:frame>
      <draw:frame draw:name="Platshållare för sidfot 4" presentation:style-name="Mpr147" draw:text-style-name="MP1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147" draw:text-style-name="MP18" draw:layer="backgroundobjects" svg:width="7.619cm" svg:height="1.013cm" svg:x="23.918cm" svg:y="17.657cm" presentation:class="page-number" presentation:user-transformed="true">
        <draw:text-box>
          <text:p text:style-name="MP19"><text:span text:style-name="MT21"><text:page-number>&lt;numm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7cm" svg:height="11.136cm" svg:x="3.074cm" svg:y="2.256cm" presentation:class="page"/>
        <draw:frame presentation:style-name="Rubrik_20_och_20_innehåll-notes" draw:layer="backgroundobjects" svg:width="16.798cm" svg:height="13.364cm" svg:x="2.099cm" svg:y="14.106cm" presentation:class="notes" presentation:placeholder="true">
          <draw:text-box/>
        </draw:frame>
        <draw:frame presentation:style-name="Mpr148" draw:text-style-name="MP21" draw:layer="backgroundobjects" svg:width="9.113cm" svg:height="1.484cm" svg:x="0cm" svg:y="0cm" presentation:class="header">
          <draw:text-box>
            <text:p text:style-name="MP20"><text:span text:style-name="MT22"><presentation:header/></text:span></text:p>
          </draw:text-box>
        </draw:frame>
        <draw:frame presentation:style-name="Mpr148" draw:text-style-name="MP23" draw:layer="backgroundobjects" svg:width="9.113cm" svg:height="1.484cm" svg:x="11.885cm" svg:y="0cm" presentation:class="date-time">
          <draw:text-box>
            <text:p text:style-name="MP22"><text:span text:style-name="MT22"><presentation:date-time/></text:span></text:p>
          </draw:text-box>
        </draw:frame>
        <draw:frame presentation:style-name="Mpr149" draw:text-style-name="MP21" draw:layer="backgroundobjects" svg:width="9.113cm" svg:height="1.484cm" svg:x="0cm" svg:y="28.214cm" presentation:class="footer">
          <draw:text-box>
            <text:p text:style-name="MP20"><text:span text:style-name="MT22"><presentation:footer/></text:span></text:p>
          </draw:text-box>
        </draw:frame>
        <draw:frame presentation:style-name="Mpr149" draw:text-style-name="MP23" draw:layer="backgroundobjects" svg:width="9.113cm" svg:height="1.484cm" svg:x="11.885cm" svg:y="28.214cm" presentation:class="page-number">
          <draw:text-box>
            <text:p text:style-name="MP22"><text:span text:style-name="MT2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Grupp nr: </dc:title>
    <meta:initial-creator>henrikbe</meta:initial-creator>
    <meta:creation-date>2016-10-07T07:01:15Z</meta:creation-date>
    <dc:date>2016-10-07T18:35:25.410888524</dc:date>
    <meta:editing-cycles>16</meta:editing-cycles>
    <meta:editing-duration>PT35M11S</meta:editing-duration>
    <meta:document-statistic meta:object-count="322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